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0.83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8.74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Frog Jump (Problem in Time Complexity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 text:style-name="P2"><text:span text:style-name="T1">Frog Jump: Count minimal number of jumps from position X to Y. </text:span></text:p>
          </draw:text-box>
        </draw:frame>
        <draw:frame draw:style-name="gr2" draw:text-style-name="P3" draw:layer="layout" svg:width="28cm" svg:height="21.084cm" svg:x="0cm" svg:y="2.54cm">
          <draw:text-box>
            <text:p>A small frog wants to get to the other side of the road. The frog is currently located at position X and wants to get to a position greater than or equal to Y. The small frog always jumps a fixed distance, D.</text:p>
            <text:p/>
            <text:p>Count the minimal number of jumps that the small frog must perform to reach its target.</text:p>
            <text:p/>
            <text:p>Write a function:</text:p>
            <text:p><text:s text:c="4"/>def solution(X, Y, D)</text:p>
            <text:p/>
            <text:p>that, given three integers X, Y and D, returns the minimal number of jumps from position X to a position equal to or greater than Y.</text:p>
            <text:p>Write an efficient algorithm for the following assumptions:</text:p>
            <text:p/>
            <text:p><text:s text:c="8"/>X, Y and D are integers within the range [1..1,000,000,000];</text:p>
            <text:p><text:s text:c="8"/>X ≤ Y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ample</text:p>
          </draw:text-box>
        </draw:frame>
        <draw:frame draw:style-name="gr3" draw:text-style-name="P3" draw:layer="layout" svg:width="23.495cm" svg:height="8.255cm" svg:x="0.635cm" svg:y="2.54cm">
          <draw:text-box>
            <text:p text:style-name="P4">For example, given:</text:p>
            <text:p text:style-name="P4"><text:s text:c="2"/>X = 10</text:p>
            <text:p text:style-name="P4"><text:s text:c="2"/>Y = 85</text:p>
            <text:p text:style-name="P4"><text:s text:c="2"/>D = 30</text:p>
            <text:p text:style-name="P4"/>
            <text:p text:style-name="P4">the function should return 3, because the frog will be positioned as follows:</text:p>
            <text:p text:style-name="P4"/>
            <text:p text:style-name="P4"><text:s text:c="8"/>after the first jump, at position 10 + 30 = 40</text:p>
            <text:p text:style-name="P4"><text:s text:c="8"/>after the second jump, at position 10 + 30 + 30 = 70</text:p>
            <text:p text:style-name="P4"><text:s text:c="8"/>after the third jump, at position 10 + 30 + 30 + 30 = 100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</text:p>
          </draw:text-box>
        </draw:frame>
        <draw:frame draw:style-name="gr4" draw:text-style-name="P6" draw:layer="layout" svg:width="20.32cm" svg:height="6.985cm" svg:x="0.635cm" svg:y="3.175cm">
          <draw:text-box>
            <text:p text:style-name="P5"># you can write to stdout for debugging purposes, e.g.</text:p>
            <text:p text:style-name="P5"># print("this is a debug message")</text:p>
            <text:p text:style-name="P5"/>
            <text:p text:style-name="P5">import math</text:p>
            <text:p text:style-name="P5"/>
            <text:p text:style-name="P5">def solution(X, Y, D):</text:p>
            <text:p text:style-name="P5"><text:s text:c="4"/># Implement your solution here</text:p>
            <text:p text:style-name="P5"><text:s text:c="4"/>return math.ceil((Y-X)/D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Cases</text:p>
          </draw:text-box>
        </draw:frame>
        <draw:frame draw:style-name="gr5" draw:text-style-name="P3" draw:layer="layout" svg:width="20.32cm" svg:height="10.16cm" svg:x="0.035cm" svg:y="2.04cm">
          <draw:text-box>
            <text:p><text:span text:style-name="T2">Correctness tests</text:span></text:p>
            <text:p/>
            <text:p><text:span text:style-name="T3">simple1</text:span></text:p>
            <text:p><text:span text:style-name="T3">simple test</text:span></text:p>
            <text:p/>
            <text:p><text:span text:style-name="T3">simple2</text:span></text:p>
            <text:p/>
            <text:p><text:span text:style-name="T3">extreme_position</text:span></text:p>
            <text:p><text:span text:style-name="T3">no jump needed</text:span></text:p>
            <text:p/>
            <text:p><text:span text:style-name="T3">small_extreme_jump</text:span></text:p>
            <text:p><text:span text:style-name="T3">one big jump</text:span></text:p>
            <text:p/>
            <text:p><text:span text:style-name="T3"/></text:p>
          </draw:text-box>
        </draw:frame>
        <draw:frame draw:style-name="gr6" draw:text-style-name="P3" draw:layer="layout" svg:width="14.605cm" svg:height="8.99cm" svg:x="7.62cm" svg:y="2.04cm">
          <draw:text-box>
            <text:p text:style-name="P4"><text:span text:style-name="T2">Performance tests</text:span></text:p>
            <text:p text:style-name="P4"/>
            <text:p text:style-name="P4"><text:span text:style-name="T3">many_jump1</text:span></text:p>
            <text:p text:style-name="P4"><text:span text:style-name="T3">many jumps, D = 2</text:span></text:p>
            <text:p text:style-name="P4"/>
            <text:p text:style-name="P4"><text:span text:style-name="T3">many_jump2</text:span></text:p>
            <text:p text:style-name="P4"><text:span text:style-name="T3">many jumps, D = 99</text:span></text:p>
            <text:p text:style-name="P4"/>
            <text:p text:style-name="P4"><text:span text:style-name="T3">many_jump3</text:span></text:p>
            <text:p text:style-name="P4"><text:span text:style-name="T3">many jumps, D = 1283</text:span></text:p>
            <text:p text:style-name="P4"/>
            <text:p text:style-name="P4"><text:span text:style-name="T3">big_extreme_jump</text:span></text:p>
            <text:p text:style-name="P4"><text:span text:style-name="T3">maximal number of jumps</text:span></text:p>
            <text:p text:style-name="P4"/>
            <text:p text:style-name="P4"><text:span text:style-name="T3">small_jumps</text:span></text:p>
            <text:p text:style-name="P4"><text:span text:style-name="T3">many small jumps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3:47:40.941811505</meta:creation-date>
    <meta:editing-duration>PT5M30S</meta:editing-duration>
    <meta:editing-cycles>3</meta:editing-cycles>
    <meta:generator>LibreOffice/7.6.3.2$Linux_X86_64 LibreOffice_project/29d686fea9f6705b262d369fede658f824154cc0</meta:generator>
    <dc:title>Blue Curve</dc:title>
    <dc:date>2023-12-12T16:16:05.824761619</dc:date>
    <meta:document-statistic meta:object-count="55"/>
  </office:meta>
</office:document-meta>
</file>